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b35"/>
    </style:style>
    <style:style style:name="P2" style:family="paragraph" style:parent-style-name="Standard">
      <style:paragraph-properties fo:text-align="center" style:justify-single-word="false"/>
      <style:text-properties officeooo:paragraph-rsid="00160b3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0b3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bf7b1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bf7b1"/>
    </style:style>
    <style:style style:name="P6" style:family="paragraph" style:parent-style-name="Standard">
      <style:paragraph-properties fo:text-align="start" style:justify-single-word="false"/>
      <style:text-properties officeooo:paragraph-rsid="001bf7b1"/>
    </style:style>
    <style:style style:name="P7" style:family="paragraph" style:parent-style-name="Standard">
      <style:paragraph-properties fo:text-align="start" style:justify-single-word="false"/>
      <style:text-properties officeooo:rsid="001bf7b1" officeooo:paragraph-rsid="001bf7b1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73e74"/>
    </style:style>
    <style:style style:name="T5" style:family="text">
      <style:text-properties officeooo:rsid="0017801e"/>
    </style:style>
    <style:style style:name="T6" style:family="text">
      <style:text-properties officeooo:rsid="0024c5c9"/>
    </style:style>
    <style:style style:name="T7" style:family="text">
      <style:text-properties officeooo:rsid="001bf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6" style:data-style-name="N0">6.06</text:variable-set>: The Pendulum</text:p>
      <text:p text:style-name="P2"/>
      <text:list xml:id="list2379566515619220894" text:style-name="L1">
        <text:list-item>
          <text:p text:style-name="P3"><text:span text:style-name="T2">Sebastian</text:span> <text:s/>is attempting to hypnotize a dinosaur. <text:s/>He uses a pendulum that is 1.13 meters long. <text:s/>What is its period?</text:p>
        </text:list-item>
      </text:list>
      <text:p text:style-name="P1"/>
      <text:p text:style-name="P1"/>
      <text:p text:style-name="P1"/>
      <text:p text:style-name="P1"/>
      <text:p text:style-name="P1"/>
      <text:list xml:id="list81817362405331" text:continue-numbering="true" text:style-name="L1">
        <text:list-item>
          <text:p text:style-name="P3"><text:span text:style-name="T2">Vanessa</text:span> wants to make a pendulum that has a period of 4 seconds. <text:s/>What should the length of the pendulum b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81816621161883" text:continue-numbering="true" text:style-name="L1">
        <text:list-item>
          <text:p text:style-name="P3"><text:span text:style-name="T2">Angel</text:span> displaces a pendulum so that it has a height of 2 cm compared to the central equilibrium position. <text:s/>What is the speed of the pendulum as it passes through the center of its pat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1817852886526" text:continue-numbering="true" text:style-name="L1">
        <text:list-item>
          <text:p text:style-name="P3"><text:span text:style-name="T2">Samantha</text:span> has a pendulum that is moving at 1.<text:span text:style-name="T4">25</text:span> m/s at the bottom of its arc. <text:s/>What is the maximum height the pendulum will reac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1816935323595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81818457221706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5">1</text:span> second<text:span text:style-name="T5">s</text:span>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1817119502314" text:continue-numbering="true" text:style-name="L1">
        <text:list-item>
          <text:p text:style-name="P4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1818638706275" text:continue-numbering="true" text:style-name="L1">
        <text:list-item>
          <text:p text:style-name="P4"><text:span text:style-name="T6">Vivian</text:span> holds a necklace that is 20 cm long in her hand. </text:p>
        </text:list-item>
      </text:list>
      <text:list xml:id="list327620240360879407" text:style-name="L2">
        <text:list-item>
          <text:list>
            <text:list-item>
              <text:p text:style-name="P5"><text:s/>What is the period of the necklace’s motion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81817919477791" text:continue-numbering="true" text:style-name="L2">
        <text:list-item>
          <text:list>
            <text:list-item>
              <text:p text:style-name="P5">Name two things that could be done to make the necklace swing <text:span text:style-name="T7">faste</text:span>r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19-02-07T08:18:16.550190565" text:date-adjust="PT24H00M00S">02/08/19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389458153</meta:creation-date>
    <meta:editing-duration>PT6M26S</meta:editing-duration>
    <meta:editing-cycles>7</meta:editing-cycles>
    <meta:generator>LibreOffice/5.2.7.2$Linux_X86_64 LibreOffice_project/20$Build-2</meta:generator>
    <dc:date>2019-02-07T08:18:16.467207476</dc:date>
    <meta:document-statistic meta:table-count="0" meta:image-count="2" meta:object-count="0" meta:page-count="2" meta:paragraph-count="13" meta:word-count="295" meta:character-count="1567" meta:non-whitespace-character-count="1249"/>
  </office:meta>
</office:document-meta>
</file>